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5-11-2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8712" calcext:value-type="float">
            <text:p>90.2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5-08-18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5-03-12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4-11-15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4-10-02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4-08-22 0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4-01-23 0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3-11-1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3-10-23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3-07-24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3-05-08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2-08-2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2-05-23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2-03-07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1-12-13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1-09-20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1-06-28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1-04-05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1-01-26 0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3016" calcext:value-type="float">
            <text:p>89.6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6504" calcext:value-type="float">
            <text:p>89.3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9824" calcext:value-type="float">
            <text:p>89.2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1912" calcext:value-type="float">
            <text:p>89.2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0368" calcext:value-type="float">
            <text:p>89.0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3272" calcext:value-type="float">
            <text:p>88.6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72" calcext:value-type="float">
            <text:p>88.4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5424" calcext:value-type="float">
            <text:p>88.3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3504" calcext:value-type="float">
            <text:p>88.2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576" calcext:value-type="float">
            <text:p>87.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9936" calcext:value-type="float">
            <text:p>87.8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6408" calcext:value-type="float">
            <text:p>87.8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4384" calcext:value-type="float">
            <text:p>87.6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1232" calcext:value-type="float">
            <text:p>87.5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0128" calcext:value-type="float">
            <text:p>87.1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2884" calcext:value-type="float">
            <text:p>87.08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3032" calcext:value-type="float">
            <text:p>86.7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8712" calcext:value-type="float">
            <text:p>86.4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46" calcext:value-type="float">
            <text:p>86.3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1096" calcext:value-type="float">
            <text:p>85.7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3112" calcext:value-type="float">
            <text:p>83.5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8544" calcext:value-type="float">
            <text:p>82.8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732" calcext:value-type="float">
            <text:p>81.4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8072" calcext:value-type="float">
            <text:p>81.3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5568" calcext:value-type="float">
            <text:p>81.1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7656" calcext:value-type="float">
            <text:p>81.0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2144" calcext:value-type="float">
            <text:p>81.1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2772" calcext:value-type="float">
            <text:p>84.6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1268" calcext:value-type="float">
            <text:p>84.82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0536" calcext:value-type="float">
            <text:p>85.0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6936" calcext:value-type="float">
            <text:p>86.7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3632" calcext:value-type="float">
            <text:p>87.7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0624" calcext:value-type="float">
            <text:p>88.0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3381152836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30" meta:object-count="0"/>
    <meta:user-defined meta:name="AppVersion">3.0</meta:user-defined>
  </office:meta>
</office:document-meta>
</file>